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Technical Design Document<text:line-break/>Project: Kitsune<text:line-break/></text:p>
      <text:p text:style-name="P2"/>
      <text:list xml:id="list866414867528681671" text:style-name="L1">
        <text:list-header>
          <text:p text:style-name="P6">Contents:</text:p>
        </text:list-header>
        <text:list-item>
          <text:p text:style-name="P8">Development Tools</text:p>
        </text:list-item>
        <text:list-item>
          <text:p text:style-name="P8">System Requirements </text:p>
        </text:list-item>
        <text:list-item>
          <text:p text:style-name="P8">Basic Script Overview</text:p>
        </text:list-item>
        <text:list-item>
          <text:p text:style-name="P8">Platform Considerations</text:p>
        </text:list-item>
        <text:list-item>
          <text:p text:style-name="P8">Program Flow Diagram</text:p>
          <text:p text:style-name="P8"/>
        </text:list-item>
      </text:list>
      <text:p text:style-name="P4"/>
      <text:p text:style-name="P4"/>
      <text:p text:style-name="P4"/>
      <text:p text:style-name="P4"/>
      <text:p text:style-name="P3">Development Tools</text:p>
      <text:p text:style-name="P3"/>
      <text:p text:style-name="P4">Visual Studio Community 2015<text:line-break/>Unity 5.1.2f</text:p>
      <text:p text:style-name="P4">XboxCtrlrInput</text:p>
      <text:p text:style-name="P4">OpenOffice<text:line-break/>GoogleDocs<text:line-break/>Trello</text:p>
      <text:p text:style-name="P4">GitHub<text:line-break/>SourceTree<text:line-break/><text:line-break/></text:p>
      <text:p text:style-name="P4"/>
      <text:p text:style-name="P3"/>
      <text:p text:style-name="P4"><text:soft-page-break/></text:p>
      <text:p text:style-name="P3">System Requirements</text:p>
      <text:p text:style-name="P3"/>
      <text:p text:style-name="P5"><text:tab/>Minimum:</text:p>
      <text:p text:style-name="P5"><text:tab/>Windows 7 64Bit</text:p>
      <text:p text:style-name="P5"><text:tab/>2GB DDR3 Ram</text:p>
      <text:p text:style-name="P5"><text:tab/>DirectX Video Card(512MB – Shader Model 2.0 required)</text:p>
      <text:p text:style-name="P5"><text:tab/>DirectSound compatible sound card</text:p>
      <text:p text:style-name="P5"><text:tab/>512mb HD Space</text:p>
      <text:p text:style-name="P5"/>
      <text:p text:style-name="P5"/>
      <text:p text:style-name="P5"><text:tab/>Recomended:<text:line-break/><text:tab/>Windows 7 64Bit</text:p>
      <text:p text:style-name="P5"><text:tab/>32GB DDR3 Ram</text:p>
      <text:p text:style-name="P5"><text:tab/>DirectX Video Card(2GB B – Shader Model 2.0 required)</text:p>
      <text:p text:style-name="P5"><text:tab/>DirectSound compatible sound card</text:p>
      <text:p text:style-name="P5"><text:tab/>512mb HD Space</text:p>
      <text:p text:style-name="P5"/>
      <text:p text:style-name="P5"/>
      <text:p text:style-name="P3"><text:s/>Script Overview<text:line-break/></text:p>
      <text:p text:style-name="P3"/>
      <text:list xml:id="list1256420123887695846" text:style-name="L2">
        <text:list-item>
          <text:p text:style-name="P9"><text:span text:style-name="T2">BasicControlScript</text:span><text:line-break/> -Provides “Jump” momentum by taking in button interaction and applying force to opposite of input (Joy2 Axis/Mouse Axis).</text:p>
          <text:p text:style-name="P9">-Input taken from key interaction (w/d or Joy1 Axis) will +- the gameObject transform.position</text:p>
          <text:p text:style-name="P9">-Raycasts are used to reset the players jump—if raycast return() number of jumps ++</text:p>
        </text:list-item>
        <text:list-item>
          <text:p text:style-name="P9"><text:span text:style-name="T2">VirtualGravityScript</text:span><text:line-break/>Adds a constant Vector3(0.0,FORCE,0.0) to gameObject – this was added as Physics.Gravity is being used to simulate wind.</text:p>
        </text:list-item>
        <text:list-item>
          <text:p text:style-name="P10">WindGenerator</text:p>
          <text:p text:style-name="P9">Gets component Physics.Gravity and +- 's a Vector3(rand,rand,rand) where rand is a Random.Range</text:p>
        </text:list-item>
        <text:list-item>
          <text:p text:style-name="P9"><text:span text:style-name="T2">PetalWindScript</text:span><text:line-break/>Gets Petal home transform, simulates growth by starting local scale by Vector3(tiny,tiny,tiny) and increments tiny over time, when tiny has reached MaximumGrowth the petal is unlocked to gravity – as done by wind.</text:p>
        </text:list-item>
        <text:list-item>
          <text:p text:style-name="P9"><text:span text:style-name="T2">WindCollider</text:span><text:line-break/>OnCollision force is added in a Vector(0,Force,0) as set by designers, used to propel gameObject on collision.</text:p>
        </text:list-item>
        <text:list-item>
          <text:p text:style-name="P9"><text:span text:style-name="T2">BasicAIController</text:span><text:line-break/>Gets a random Vector3, the gameObject transform.position MoveTowards the object, when destination reached, randomVector3 is re-randomised and the gameObject loop continues.</text:p>
        </text:list-item>
        <text:list-item>
          <text:p text:style-name="P10">Camera Pan Script</text:p>
        </text:list-item>
      </text:list>
      <text:p text:style-name="P5"><text:tab/>Pans the camera through a List&lt;&gt; of gameObjects – the objects are set in engine. Upon <text:soft-page-break/>completion PanScript reactivates the DefaultScript.</text:p>
      <text:list xml:id="list30523817" text:continue-numbering="true" text:style-name="L2">
        <text:list-item>
          <text:p text:style-name="P10">CameraEventScript<text:line-break/><text:span text:style-name="T1">On EventActive() the MainCamera is locked to a editor set GameObject(1) on GameObject(1)'s x and z bound. The Y bounds are kept to the original target's Y axis.</text:span></text:p>
        </text:list-item>
        <text:list-item>
          <text:p text:style-name="P10">ShrineManagerScript<text:line-break/><text:span text:style-name="T1">The ShrineManager holds bools to indicate if the specific shrine has been activated. On ShrineCompletion another Jump is added to the PlayerManager script.</text:span></text:p>
        </text:list-item>
        <text:list-item>
          <text:p text:style-name="P10">PlayerManagerScript<text:line-break/><text:span text:style-name="T1">The PlayerManager script holds information about how many jumps the player has, if the player is in a Grounded state.<text:line-break/><text:line-break/><text:line-break/></text:span></text:p>
        </text:list-item>
      </text:list>
      <text:p text:style-name="P3"/>
      <text:p text:style-name="P4"><text:tab/></text:p>
      <text:p text:style-name="P4"/>
      <text:p text:style-name="P5"/>
      <text:p text:style-name="P3">Platform Considerations<text:line-break/><text:line-break/>PC:<text:line-break/><text:tab/><text:span text:style-name="T3">Main development platform: No variation other than controls.<text:line-break/><text:tab/>Control Method:<text:line-break/><text:tab/><text:tab/>Keybound / Mouse<text:line-break/><text:tab/><text:tab/>XboxController</text:span><text:line-break/>PS4:</text:p>
      <text:p text:style-name="P4"><text:tab/>Chosen as a second development platform was needed, and this was the other <text:tab/>provided system for demonstration. <text:s/></text:p>
      <text:p text:style-name="P3"><text:span text:style-name="T3"><text:tab/>Control Method:</text:span><text:line-break/><text:tab/><text:tab/><text:span text:style-name="T3">PS4 Controller.</text:span><text:line-break/><text:line-break/></text:p>
      <text:p text:style-name="P4"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0:01:30.82</meta:creation-date>
    <dc:date>2015-11-16T11:27:35.89</dc:date>
    <meta:editing-duration>PT50M39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3" meta:paragraph-count="44" meta:word-count="391" meta:character-count="2670"/>
  </office:meta>
</office:document-meta>
</file>